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paragraph-rsid="00245eb2"/>
    </style:style>
    <style:style style:name="P8" style:family="paragraph" style:parent-style-name="Text_20_body">
      <style:text-properties fo:font-size="40pt" style:font-size-asian="40pt" style:font-size-complex="40pt"/>
    </style:style>
    <style:style style:name="P9" style:family="paragraph" style:parent-style-name="Standard">
      <style:text-properties fo:font-size="40pt" style:font-size-asian="40pt" style:font-size-complex="40pt"/>
    </style:style>
    <style:style style:name="P10" style:family="paragraph" style:parent-style-name="Standard">
      <style:text-properties officeooo:paragraph-rsid="008e6870"/>
    </style:style>
    <style:style style:name="P11" style:family="paragraph" style:parent-style-name="Table">
      <style:paragraph-properties fo:keep-with-next="always"/>
    </style:style>
    <style:style style:name="P12" style:family="paragraph" style:parent-style-name="Table_20_Contents">
      <style:text-properties officeooo:rsid="0091fdfa" officeooo:paragraph-rsid="0091fdfa"/>
    </style:style>
    <style:style style:name="P13" style:family="paragraph" style:parent-style-name="Standard">
      <style:text-properties officeooo:rsid="006624ff"/>
    </style:style>
    <style:style style:name="P14" style:family="paragraph" style:parent-style-name="Standard">
      <style:text-properties officeooo:rsid="006624ff" officeooo:paragraph-rsid="006624ff"/>
    </style:style>
    <style:style style:name="P15" style:family="paragraph" style:parent-style-name="Standard" style:master-page-name="Treti">
      <style:paragraph-properties style:page-number="auto"/>
      <style:text-properties officeooo:rsid="008c59fd" officeooo:paragraph-rsid="00895c23"/>
    </style:style>
    <style:style style:name="P16" style:family="paragraph" style:parent-style-name="Standard">
      <style:text-properties officeooo:rsid="008c59fd" officeooo:paragraph-rsid="00895c23"/>
    </style:style>
    <style:style style:name="T1" style:family="text">
      <style:text-properties fo:font-size="20pt" style:font-size-asian="20pt" style:font-size-complex="20pt"/>
    </style:style>
    <style:style style:name="T2" style:family="text">
      <style:text-properties fo:font-family="'Andale Mono'" style:font-pitch="fixed"/>
    </style:style>
    <style:style style:name="T3" style:family="text">
      <style:text-properties fo:font-weight="normal" style:font-weight-asian="normal" style:font-weight-complex="normal"/>
    </style:style>
    <style:style style:name="T4" style:family="text">
      <style:text-properties officeooo:rsid="006624ff"/>
    </style:style>
    <style:style style:name="T5" style:family="text">
      <style:text-properties fo:font-style="normal" officeooo:rsid="006624ff" style:font-style-asian="normal" style:font-style-complex="normal"/>
    </style:style>
    <style:style style:name="T6" style:family="text">
      <style:text-properties fo:font-size="22pt" officeooo:rsid="006624ff" style:font-size-asian="22pt" style:font-size-complex="22pt"/>
    </style:style>
    <style:style style:name="T7" style:family="text">
      <style:text-properties fo:font-family="Alef" style:font-pitch="variable" officeooo:rsid="006624ff"/>
    </style:style>
    <style:style style:name="T8" style:family="text">
      <style:text-properties fo:font-size="40pt" style:font-size-asian="40pt" style:font-size-complex="40pt"/>
    </style:style>
    <style:style style:name="T9" style:family="text">
      <style:text-properties fo:color="#000000" loext:opacity="100%" fo:font-size="40pt" style:font-size-asian="40pt" style:font-size-complex="40pt"/>
    </style:style>
    <style:style style:name="T10" style:family="text">
      <style:text-properties fo:color="#ff0000" loext:opacity="100%"/>
    </style:style>
    <style:style style:name="T11" style:family="text">
      <style:text-properties fo:font-size="21pt" style:font-size-asian="21pt" style:font-size-complex="21pt"/>
    </style:style>
    <style:style style:name="T12" style:family="text">
      <style:text-properties fo:font-family="Amiri" style:font-pitch="variable"/>
    </style:style>
    <style:style style:name="T13" style:family="text">
      <style:text-properties fo:font-family="'Apple Braille'" style:font-pitch="variable"/>
    </style:style>
    <style:style style:name="T14" style:family="text">
      <style:text-properties fo:font-family="'Arial Black'" style:font-pitch="variable"/>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4324240000" text:id="ct34324240000">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text:span text:style-name="T1">. Soudobý vývoj v oblasti personaliz</text:span>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text:span text:style-name="T2">ýmu vyžaduje pokročilé organizační schop</text:span>nosti a jasnou strategii řízení. Využití telemedicíny a digitálních zdravotnických technologií zlepšuje dostupnost zdravotní péče zejména v odlehlých <text:span text:style-name="T3">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Standard"><draw:frame draw:style-name="fr1" draw:name="Frame1" text:anchor-type="as-char" draw:z-index="0"><draw:text-box fo:min-height="0.041cm" fo:min-width="0.041cm"><text:p text:style-name="Standard">Robotická chirurgie přináší</text:p></draw:text-box></draw:frame><text:s/><text:span text:style-name="T4">vyšší přesnost zákroků, kratší dobu </text:span><text:span text:style-name="T5">rekonvalescence</text:span><text:span text:style-name="T4">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text:span><text:span text:style-name="T6"> psychosociální péče potýká s nedostatkem pers</text:span><text:span text:style-name="T4">onálu a financí, což znesnadňuje její sys</text:span><text:span text:style-name="T7">tematické začlenění do zdravotní péče ve vět</text:span><text:span text:style-name="T4">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text:span text:style-name="T8">novativní přístupy k řízení chronických onemocnění v </text:span><text:span text:style-name="T9">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text:soft-page-break/>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text:span text:style-name="T10">h léčiv přináší revoluční přís</text:span>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text:span text:style-name="T11">jící závažné zdravotní stavy.</text:span></text:p>
        <text:h text:style-name="Heading_20_3" text:outline-level="3">Význam včasné diagnostiky v prevenci onkologických onemocnění</text:h>
        <text:p text:style-name="Standard">D<text:span text:style-name="T12">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text:span>hospitalizací. Genetický výzkum a analýza biomarkerů přispívají k rozvoji cílených terapeutických přístupů.</text:p>
        <text:p text:style-name="Standard"><text:soft-page-break/>Multidisciplinární přístup <text:span text:style-name="T1">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text:span>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text:span text:style-name="T13">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span></text:p>
        <text:p text:style-name="Standard"><text:span text:style-name="T13">Moderní výzkum v oblasti neurověd přispívá k lepšímu pochopení mechanismů neurodegenerativních onemocnění, jako je Alzheimerova choroba. Integrace elektronických zdravotních záznamů zefektivňuje sdílení informací mezi </text:span><text:soft-page-break/><text:span text:style-name="T13">zdravotnickým</text:span>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text:span text:style-name="T14">ní pomáhají nejen monitorovat úroveň poskytované péče, ale také identifikovat oblasti, kde je možné dosáhnout zlepšení. Prevence</text:span>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text:soft-page-break/>d<text:span text:style-name="T8">istribuce hraje zásadní roli v prevenci infekčních onemocnění. Pokrok v oblasti proteomiky přispívá k identifikaci nových terapeutických cílů a vývoji preciznějších léčebných strategií.</text:span></text:p>
        <text:p text:style-name="P8">Diagnostické testy</text:p>
        <text:p text:style-name="P8"><text:soft-page-break/>Krevní testy</text:p>
        <text:p text:style-name="P8">Rentgen nebo CT vyšetření</text:p>
        <text:p text:style-name="P8">Genetika a genomika</text:p>
        <text:p text:style-name="P8">Identifikace genetických mutací</text:p>
        <text:p text:style-name="P8">Vliv genetiky na léčebné výsledky</text:p>
        <text:p text:style-name="P8">Chirurgické inovace</text:p>
        <text:p text:style-name="P8">Laparoskopické a robotické techniky</text:p>
        <text:p text:style-name="P8">Nové metody hojení ran</text:p>
        <text:p text:style-name="P8"><text:soft-page-break/>Psychosociální podpora</text:p>
        <text:p text:style-name="P8">Programy pro podporu duševního zdraví</text:p>
        <text:p text:style-name="P9">Skupinová terapie a společenské aktivity</text:p>
        <text:p text:style-name="P9">Zdravotní dohled a monitorování</text:p>
        <text:p text:style-name="P9">Pravidelné lékařské prohlídky</text:p>
        <text:p text:style-name="P9">Monitorování vitálních <text:soft-page-break/>funkcí</text:p>
        <text:h text:style-name="Heading_20_3" text:outline-level="3"><text:span text:style-name="T8">Etické aspekty využívání pokroč</text:span>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10"/>
        <text:p text:style-name="P10"/>
        <text:p text:style-name="P11">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10"/>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text:soft-page-break/>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text:soft-page-break/>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text:soft-page-break/>Cystoskopie</text:p>
        <text:p text:style-name="Standard">Uroflowmetrie</text:p>
        <text:h text:style-name="Heading_20_1" text:outline-level="1">Závěr</text:h>
        <text:p text:style-name="P13">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4324240000"/></text:p>
        <text:p text:style-name="P14"><text:change-end text:change-id="ct34324240000"/></text:p>
        <text:p text:style-name="P14"/>
        <text:p text:style-name="P14"/>
        <text:p text:style-name="P14"/>
        <text:p text:style-name="P15">awdawdalkwd</text:p>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5</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4-01T16:29:44.917973000</dc:date>
    <meta:generator>LibreOffice/25.8.3.2$MacOSX_AARCH64 LibreOffice_project/8ca8d55c161d602844f5428fa4b58097424e324e</meta:generator>
    <meta:initial-creator/>
    <meta:creation-date>2025-12-28T20:01:58.000</meta:creation-date>
    <meta:keyword/>
    <meta:editing-duration>P3DT16H2M48S</meta:editing-duration>
    <meta:editing-cycles>165</meta:editing-cycles>
    <meta:document-statistic meta:table-count="1" meta:image-count="0" meta:object-count="0" meta:page-count="20" meta:paragraph-count="97" meta:word-count="2274" meta:character-count="17767" meta:non-whitespace-character-count="15603"/>
    <meta:user-defined meta:name="Category"/>
    <meta:user-defined meta:name="Company"/>
    <meta:user-defined meta:name="IndividualWorkKey"/>
    <meta:user-defined meta:name="Manager"/>
  </office:meta>
</office:document-meta>
</file>